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"Spirit Nymphs"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"Ya wanna set sail? Sorry guys, there's still
some time 'til the next one."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"Ah, tough luck, you lot."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"We just got emergency instructions from the
higher-ups not to set sail."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"You must'a heard the recent rumours, right?"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"About the bandit gang that've been getting
more and more powerful."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"The military are setting up plans to raid 'em,
but it starts with a total lockdown of
transportation."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"They wanna blockade their passenger and
cargo ships, and round up every one of 'em."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"Exactly."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"Oh, St. Yuria's? It's built right next to the
castle town."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"That's right, you'd hafta take the road north
and go over Mt. Mahai to reach the castle
town."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"The town doesn't even have a port to begin
with, so you'd hafta walk there either way."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"No worries. It's set up with rail cars so even
women and children can get through, easy."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"Long as you have the fare, you can reach
the other side in a flash."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"You got it."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"The ships are stopped as part of the plans
to take out the bandits. Sorry 'bout that."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ー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ー, what's a "love triangleー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ー DUMBー OCー EANー BAS— TARD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the other students and teachers
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at is true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key to bring up the party
conversation screen, then press the 【→】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【→】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